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 style:list-style-name="L1">
      <style:text-properties fo:font-size="13pt" style:font-size-asian="13pt" style:font-size-complex="13pt"/>
    </style:style>
    <style:style style:name="P4" style:family="paragraph" style:parent-style-name="Standard" style:list-style-name="L2">
      <style:text-properties fo:font-size="13pt" style:font-size-asian="13pt" style:font-size-complex="13pt"/>
    </style:style>
    <style:style style:name="P5" style:family="paragraph" style:parent-style-name="Standard">
      <style:paragraph-properties fo:margin-left="0.762cm" fo:margin-right="0cm" fo:text-indent="0.254cm" style:auto-text-indent="false"/>
      <style:text-properties fo:font-size="13pt" style:font-size-asian="13pt" style:font-size-complex="13pt"/>
    </style:style>
    <style:style style:name="P6" style:family="paragraph" style:parent-style-name="Heading_20_1">
      <style:text-properties fo:font-size="20pt" style:font-size-asian="20pt" style:font-size-complex="20pt"/>
    </style:style>
    <style:style style:name="P7" style:family="paragraph" style:parent-style-name="Heading_20_2">
      <style:text-properties fo:font-size="16pt" style:font-size-asian="16pt" style:font-size-complex="16pt"/>
    </style:style>
    <style:style style:name="P8" style:family="paragraph" style:parent-style-name="List_20_Paragraph">
      <style:text-properties fo:font-size="13pt" style:font-size-asian="13pt" style:font-size-complex="13pt"/>
    </style:style>
    <style:style style:name="P9" style:family="paragraph" style:parent-style-name="List_20_Paragraph" style:list-style-name="L5">
      <style:text-properties fo:font-size="13pt" style:font-size-asian="13pt" style:font-size-complex="13pt"/>
    </style:style>
    <style:style style:name="P10" style:family="paragraph" style:parent-style-name="List_20_Paragraph" style:list-style-name="L2">
      <style:text-properties fo:font-size="13pt" style:font-size-asian="13pt" style:font-size-complex="13pt"/>
    </style:style>
    <style:style style:name="P11" style:family="paragraph" style:parent-style-name="List_20_Paragraph">
      <style:paragraph-properties fo:margin-left="0cm" fo:margin-right="0cm" fo:text-indent="0cm" style:auto-text-indent="false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fo:font-size="13pt" style:font-size-asian="13pt" style:font-size-complex="13pt"/>
    </style:style>
    <style:style style:name="P1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Heading" style:list-style-name="">
      <style:paragraph-properties fo:padding="0cm" fo:border-left="none" fo:border-right="none" fo:border-top="none" fo:border-bottom="0.018cm solid #595959"/>
    </style:style>
    <style:style style:name="P15" style:family="paragraph" style:parent-style-name="Contents_20_Heading" style:list-style-name="" style:master-page-name="Standard">
      <style:paragraph-properties style:page-number="auto"/>
    </style:style>
    <style:style style:name="P1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style:language-asian="pl" style:country-asian="PL"/>
    </style:style>
    <style:style style:name="T3" style:family="text">
      <style:text-properties style:language-asian="pl" style:country-asian="PL" text:display="none"/>
    </style:style>
    <style:style style:name="T4" style:family="text">
      <style:text-properties text:display="none"/>
    </style:style>
    <style:style style:name="T5" style:family="text">
      <style:text-properties style:font-name="Calibri1"/>
    </style:style>
    <style:style style:name="T6" style:family="text">
      <style:text-properties style:font-name="Calibri1" fo:font-size="11pt" style:font-size-asian="11pt" style:font-size-complex="11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8pt" style:font-size-asian="18pt" style:font-size-complex="18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7cm" fo:text-indent="-0.635cm" fo:margin-left="7.74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Python2Java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Hubert Rędzia</text:p>
      <text:p text:style-name="P1">Grzegorz Puczkowski</text:p>
      <text:p text:style-name="Contents_20_Heading"><text:soft-page-break/></text:p>
      <text:p text:style-name="P14">Spis Treści</text:p>
      <text:table-of-content text:style-name="Sect1" text:protected="true" text:name="Spis treści1">
        <text:table-of-content-source text:outline-level="7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177_277451147">1Opis projektu<text:tab/>2</text:a></text:p>
          <text:p text:style-name="P16"><text:a xlink:type="simple" xlink:href="#__RefHeading__179_277451147">1.1Zakres <text:s/>i cel projektu<text:tab/>2</text:a></text:p>
          <text:p text:style-name="P13"><text:a xlink:type="simple" xlink:href="#__RefHeading__181_277451147">2Narzędzia<text:tab/>3</text:a></text:p>
          <text:p text:style-name="P16"><text:a xlink:type="simple" xlink:href="#__RefHeading__183_277451147">2.1YACC<text:tab/>3</text:a></text:p>
          <text:p text:style-name="P16"><text:a xlink:type="simple" xlink:href="#__RefHeading__185_277451147">2.2Java CC<text:tab/>3</text:a></text:p>
          <text:p text:style-name="P13"><text:a xlink:type="simple" xlink:href="#__RefHeading__189_277451147">3Wybrane narzędzie – ANTLR4<text:tab/>4</text:a></text:p>
          <text:p text:style-name="P13"><text:a xlink:type="simple" xlink:href="#__RefHeading__662_277451147">4 <text:s/>Mechanika tłumaczenia<text:tab/>5</text:a></text:p>
          <text:p text:style-name="P13"><text:a xlink:type="simple" xlink:href="#__RefHeading__664_277451147">5 Instrukcja instalacji<text:tab/>5</text:a></text:p>
        </text:index-body>
      </text:table-of-content>
      <text:p text:style-name="Standard"><text:a xlink:type="simple" xlink:href="#_Toc10729859" text:style-name="Internet_20_link" text:visited-style-name="Visited_20_Internet_20_Link"><text:span text:style-name="T3"/></text:a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oft-page-break/><text:span text:style-name="T3"/></text:p>
      <text:list xml:id="list1172912638925541254" text:style-name="Outline">
        <text:list-item>
          <text:h text:style-name="P6" text:outline-level="1"><text:bookmark-start text:name="__RefHeading__177_277451147"/><text:bookmark-start text:name="_Toc10729859"/>Opis projektu<text:bookmark-end text:name="__RefHeading__177_277451147"/><text:bookmark-end text:name="_Toc10729859"/></text:h>
        </text:list-item>
      </text:list>
      <text:p text:style-name="P5">Jak nazwa wskazuje projekt ma na celu translację wejściowego pliku tekstowego z kodem języka Python do pliku wyjściowego w języku Java. </text:p>
      <text:p text:style-name="P5">Sam projekt napisany jest w języku Java. Do stworzenia translatora skorzystaliśmy z narzędzia ANTLR4, które pomaga nam w wygenerowaniu Lexera oraz Parsera ze stworzonej wcześniej gramatyki języka Python. </text:p>
      <text:list xml:id="list21428257" text:continue-numbering="true" text:style-name="Outline">
        <text:list-item>
          <text:list>
            <text:list-item>
              <text:h text:style-name="P7" text:outline-level="2"><text:bookmark-start text:name="__RefHeading__179_277451147"/><text:bookmark-start text:name="_Toc10729860"/>Zakres <text:s/>i cel projektu<text:bookmark-end text:name="__RefHeading__179_277451147"/><text:bookmark-end text:name="_Toc10729860"/></text:h>
            </text:list-item>
          </text:list>
        </text:list-item>
      </text:list>
      <text:p text:style-name="P2"/>
      <text:list xml:id="list3563258061881387083" text:style-name="L1">
        <text:list-item>
          <text:p text:style-name="P3">Stworzenie gramatyki języka Python, posiadającej zbiór symboli nieterminalych i terminalnych, reguły produkcji określających w jaki sposób program ma odczytywać plik wejściowy napisany w języku Python.</text:p>
        </text:list-item>
        <text:list-item>
          <text:p text:style-name="P3">Wygenerowanie za pomocą narzędzia ANTLR4 parsera dla języka</text:p>
        </text:list-item>
        <text:list-item>
          <text:p text:style-name="P3">Zbudowanie drzewa przejść, które reprezentuje jak nasza gramatyka odczytuje dane wejściowe – w tym przypadku skrypt napisany w języku Python.</text:p>
        </text:list-item>
        <text:list-item>
          <text:p text:style-name="P3">Translacja pliku wejściowego napisanego w języku Python, czyli określenie jak program ma się zachować podczas napotkania danej reguły w procesie przejścia drzewa parsowania 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1402938" text:continue-list="list21428257" text:style-name="Outline">
        <text:list-item>
          <text:h text:style-name="P6" text:outline-level="1"><text:bookmark-start text:name="__RefHeading__181_277451147"/><text:bookmark-start text:name="_Toc10729861"/>Narzędzia<text:bookmark-end text:name="_Toc10729861"/> do generowania parserów<text:bookmark-end text:name="__RefHeading__181_277451147"/></text:h>
          <text:list>
            <text:list-item>
              <text:h text:style-name="Heading_20_2" text:outline-level="2"><text:bookmark-start text:name="__RefHeading__183_277451147"/><text:bookmark-start text:name="_Toc10729862"/>Y<text:bookmark-end text:name="_Toc10729862"/>ACC<text:bookmark-end text:name="__RefHeading__183_277451147"/></text:h>
            </text:list-item>
          </text:list>
        </text:list-item>
      </text:list>
      <text:p text:style-name="P8"><text:span text:style-name="T5"/></text:p>
      <text:p text:style-name="P8"><text:span text:style-name="T5">Program YACC jest generatorem analizatorów składniowych. Z zadanej specyfikacji program generuje kod źródłowy analizatora składniowego. Domyślnie tworzony jest kod źródłowy w języku C. Program został zaprojektowany w ten sposób, aby można go było wykorzystywać z generatorem analizatorów leksykalnych LEX. </text:span></text:p>
      <text:p text:style-name="P8"><text:span text:style-name="T5">Program generuje analizator redukujący działający w oparciu o tablicę LALR. </text:span></text:p>
      <text:p text:style-name="P8"><text:span text:style-name="T5">Nieterminal <text:s/>znajdujący się po lewej stronie pierwszej produkcji jest domyślnie wykorzystywany jako symbol startowy gramatyki. </text:span></text:p>
      <text:list xml:id="list21404357" text:continue-numbering="true" text:style-name="Outline">
        <text:list-item>
          <text:list>
            <text:list-item>
              <text:h text:style-name="Heading_20_2" text:outline-level="2"><text:bookmark-start text:name="__RefHeading__185_277451147"/><text:bookmark-start text:name="_Toc10729863"/><text:bookmark text:name="_GoBack"/>J<text:bookmark-end text:name="_Toc10729863"/>ava CC<text:bookmark-end text:name="__RefHeading__185_277451147"/></text:h>
            </text:list-item>
          </text:list>
        </text:list-item>
      </text:list>
      <text:p text:style-name="List_20_Paragraph"/>
      <text:p text:style-name="P8">JavaCC to generator parserów i analizatorów leksykalnych. Podobnie <text:s/>jak ANTLR Java CC ze stworzonej gramatyki generuje <text:s/>analizator leksykalny, który dzieli <text:s/>program <text:s/>na tokeny. Te oczywiście <text:s/>określają <text:s/>słowa <text:s/>kluczowe, znaki, literały etc. W drugim kroku generuje parser, który podczas <text:s/>analizy <text:s/>składniowej <text:s/>wyodrębnia <text:s/>znaczenie , zapewniając logiczną reprezentację programu. Narzędzie <text:s/>to generuje <text:s/>interfejs, który trzeba <text:s/>później zaimplementować .</text:p>
      <text:p text:style-name="P8">Zaletami <text:s/>JavyCC są :</text:p>
      <text:list xml:id="list1882687415483819592" text:style-name="L5">
        <text:list-item>
          <text:p text:style-name="P9">JJDoc, które automatycznie <text:s/>generuje <text:s/>dokumentację w HTMLu dla stworzonej gramatyki</text:p>
        </text:list-item>
        <text:list-item>
          <text:p text:style-name="P9">JJTree, które automatycznie <text:s/>generuje <text:s/>strukturę o charakterze drzewa podczas parsowania programu. Dostarcza ono również framework opierający się na wzorcu projektowym 'Visitor', które pozwala przemieszczać się po drzewie.</text:p>
        </text:list-item>
        <text:list-item>
          <text:p text:style-name="P9">Dobre raportowanie <text:s/>błędów</text:p>
        </text:list-item>
        <text:list-item>
          <text:p text:style-name="P9">Generuje parsery 'top-down' co pozwala na użycie bardziej ogólnych gramatyk</text:p>
        </text:list-item>
      </text:list>
      <text:p text:style-name="P8"/>
      <text:p text:style-name="List_20_Paragraph"><text:bookmark-start text:name="_Toc10729864"/><text:bookmark-end text:name="_Toc10729864"/><text:soft-page-break/></text:p>
      <text:list xml:id="list21406161" text:continue-list="list21404357" text:style-name="Outline">
        <text:list-item>
          <text:h text:style-name="P6" text:outline-level="1"><text:bookmark-start text:name="__RefHeading__189_277451147"/><text:bookmark-start text:name="_Toc10729865"/>Wybrane narzędzie – ANTLR4<text:bookmark-end text:name="__RefHeading__189_277451147"/><text:bookmark-end text:name="_Toc10729865"/></text:h>
        </text:list-item>
      </text:list>
      <text:p text:style-name="List_20_Paragraph"/>
      <text:p text:style-name="P8">Wybrane przez nas narzędzie <text:s/>to ANTLR4. Jest <text:s/>to potężny mechanizm, który z opisu <text:s/>języka formalnego, czyli gramatyki potrafi wygenerować parser <text:s/>dla <text:s/>tego języka. Parser ten automatycznie buduje <text:s/>drzewa <text:s/>przejść. ANTLR również <text:s/>automatycznie <text:s/>generuje <text:s/>„tree walkers”, które można użyć do odwiedzenia <text:s/>węzłów, co znacznie pomaga w napisaniu <text:s/>kolejnych funkcjonalności dla <text:s/>odpowiednich reguł.</text:p>
      <text:p text:style-name="P8"><text:bookmark text:name="tw-target-text"/>ANTLR używa technologii analizowania zwanej Adaptive LL (*) lub ALL (*) („all star”).Oznacza to, że wygenerowane parsery nie <text:s/>są analizowane statycznie, ale <text:s/>są generowane <text:s/>na bieżąco. <text:s/>Ponieważ parsery ALL (*) mają dostęp do rzeczywistych sekwencji wejściowych, zawsze mogą dowiedzieć się, jak rozpoznać sekwencje poprzez odpowiednie przeanalizowanie gramatyki.</text:p>
      <text:p text:style-name="P8"/>
      <text:p text:style-name="P8"><text:bookmark-start text:name="_Toc10729866"/>G<text:bookmark-end text:name="_Toc10729866"/>łównymi zaletami ANTLR <text:s/>są :</text:p>
      <text:list xml:id="list5532148782176191688" text:style-name="L2">
        <text:list-item>
          <text:p text:style-name="P10"><text:s/>Elastyczność <text:s/>- po zdefiniowaniu <text:s/>gramatyki ANTLR może <text:s/>zbudować kilka <text:s/>parserów w rożnych językach</text:p>
        </text:list-item>
        <text:list-item>
          <text:p text:style-name="P4">Logika przetwarzania <text:s/>jest zawarta w kodzie <text:s/>parsera, tzn że każda <text:s/>reguła <text:s/>produkcji gramatyki jest reprezentowana przez funkcję w kodzie <text:s/>parsera.</text:p>
        </text:list-item>
        <text:list-item>
          <text:p text:style-name="P10">Generuje parsery 'top-down' co pozwala na użycie bardziej ogólnych gramatyk</text:p>
        </text:list-item>
        <text:list-item>
          <text:p text:style-name="P4">GUI, dzięki <text:s/>któremu debuggowanie <text:s/>jest <text:s/>łatwe i zrozumiałe.</text:p>
        </text:list-item>
        <text:list-item>
          <text:p text:style-name="P4">Lexer, parser, drzewo przejść mogą być wygenerowane tylko z samej gramatyki </text:p>
        </text:list-item>
        <text:list-item>
          <text:p text:style-name="P4">ANTLR Mega Tutorial</text:p>
        </text:list-item>
      </text:list>
      <text:p text:style-name="P12"/>
      <text:p text:style-name="P12"/>
      <text:p text:style-name="P11"/>
      <text:p text:style-name="P11"/>
      <text:p text:style-name="P11"/>
      <text:p text:style-name="P11"><text:soft-page-break/></text:p>
      <text:list xml:id="list21429009" text:continue-list="list21406161" text:style-name="Outline">
        <text:list-item>
          <text:h text:style-name="P6" text:outline-level="1"><text:bookmark-start text:name="__RefHeading__662_277451147"/><text:s text:c="2"/>Mechanika tłumaczenia<text:bookmark-end text:name="__RefHeading__662_277451147"/></text:h>
        </text:list-item>
      </text:list>
      <text:p text:style-name="P8"/>
      <text:p text:style-name="P8">ANTLR z gramatyki generuje lexer, który bierze pojedyncze znaki i transformuje je w tokeny. Z kolei tokeny są atomami, które parser wykorzystuje do stworzenia logicznej struktury. ANTLR tworzy również klasę Listener, która nasłuchuje drzewo przejść. Na podstawie drzewa znana nam jest struktura pliku wejściowego w języku Python, co znacznie ułatwia implementację samego Listenera.</text:p>
      <text:p text:style-name="P8">W Listenerze zaimplementowaliśmy <text:s/>funkcjonalności dla wszystkich reguł, które występują w kolejności z drzewa. </text:p>
      <text:p text:style-name="P8">Na samym początku tworzymy plik wyjściowy. Nasłuchująca klasa wywołuje funkcję dla odpowiedniego wyrażenia . Funkcja ta tworzy w języku Java wyrażenie odpowiadające wyrażeniu w języku Python oraz kolejno konkatenuje je w całość. </text:p>
      <text:p text:style-name="P8">Dodatkowo przetłumaczony plik wyjściowy dekorowany jest w statyczną klasę z funkcją 'execute', ta z kolei wykonywana jest w głównej klasie 'Main'.</text:p>
      <text:p text:style-name="P12"/>
      <text:p text:style-name="P11"/>
      <text:p text:style-name="P11"/>
      <text:list xml:id="list21414869" text:continue-numbering="true" text:style-name="Outline">
        <text:list-item>
          <text:h text:style-name="P6" text:outline-level="1"><text:bookmark-start text:name="__RefHeading__664_277451147"/><text:s/>Instrukcja instalacji<text:bookmark-end text:name="__RefHeading__664_277451147"/></text:h>
        </text:list-item>
      </text:list>
      <text:p text:style-name="P2"/>
      <text:p text:style-name="Standard"><text:span text:style-name="T7"><text:tab/>Projekt znajduje się na git hubie pod linkiem : </text:span><text:a xlink:type="simple" xlink:href="https://github.com/grzepucz/Translator" text:style-name="Internet_20_link" text:visited-style-name="Visited_20_Internet_20_Link"><text:span text:style-name="T7">https://github.com/grzepucz/Translator</text:span></text:a></text:p>
      <text:p text:style-name="P2"><text:tab/>Aby go uruchomić trzeba pobrać repozytorium i z poziomu konsoli uruchomić komendą: <text:tab/>„mvn clean install” 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282cm" fo:keep-together="always" fo:padding-left="0cm" fo:padding-right="0cm" fo:padding-top="0cm" fo:padding-bottom="0.035cm" fo:border-left="none" fo:border-right="none" fo:border-top="none" fo:border-bottom="0.018cm solid #595959" fo:keep-with-next="always"/>
      <style:text-properties fo:font-variant="small-caps" fo:color="#000000" style:font-name="Calibri Light" fo:font-size="18pt" fo:font-weight="bold" style:font-size-asian="18pt" style:font-weight-asian="bold" style:font-name-complex="F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cm" fo:keep-together="always" fo:keep-with-next="always"/>
      <style:text-properties fo:font-variant="small-caps" fo:color="#000000" style:font-name="Calibri Light" fo:font-size="14pt" fo:font-weight="bold" style:font-size-asian="14pt" style:font-weight-asian="bold" style:font-name-complex="F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000000" style:font-name="Calibri Light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000000" style:font-name="Calibri Light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323e4f" style:font-name="Calibri Light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323e4f" style:font-name="Calibri Light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 Light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04040" style:font-name="Calibri Light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 Light" fo:font-size="10pt" fo:font-style="italic" style:font-size-asian="10pt" style:font-style-asian="italic" style:font-name-complex="F" style:font-size-complex="10pt" style:font-style-complex="italic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fo:color="#000000" style:font-name="Calibri Light" fo:font-size="28pt" fo:font-weight="bold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a5a5a" fo:font-size="14pt" fo:letter-spacing="0.018cm" fo:font-style="italic" style:font-size-asian="14pt" style:font-style-asian="italic" style:font-size-complex="14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Quote" style:family="paragraph" style:parent-style-name="Standard" style:default-outline-level="" style:list-style-name="">
      <style:paragraph-properties fo:margin-left="1.27cm" fo:margin-right="1.27cm" fo:margin-top="0.282cm" fo:margin-bottom="0.282cm" fo:text-indent="0cm" style:auto-text-indent="false"/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423cm" fo:margin-bottom="0.423cm" fo:text-align="center" style:justify-single-word="false" fo:text-indent="0cm" style:auto-text-indent="false" fo:background-color="#f2f2f2" fo:padding-left="0cm" fo:padding-right="0cm" fo:padding-top="0.035cm" fo:padding-bottom="0.035cm" fo:border-left="none" fo:border-right="none" fo:border-top="0.106cm solid #f2f2f2" fo:border-bottom="0.106cm solid #f2f2f2">
        <style:background-image/>
      </style:paragraph-properties>
      <style:text-properties fo:color="#000000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font-variant="small-caps" fo:color="#000000" style:font-name="Calibri Light" fo:font-size="18pt" fo:font-weight="bold" style:font-size-asian="18pt" style:font-weight-asian="bold" style:font-name-complex="F" style:font-size-complex="18pt" style:font-weight-complex="bold"/>
    </style:style>
    <style:style style:name="Nagłówek_20_2_20_Znak" style:display-name="Nagłówek 2 Znak" style:family="text" style:parent-style-name="Default_20_Paragraph_20_Font">
      <style:text-properties fo:font-variant="small-caps" fo:color="#000000" style:font-name="Calibri Light" fo:font-size="14pt" fo:font-weight="bold" style:font-size-asian="14pt" style:font-weight-asian="bold" style:font-name-complex="F" style:font-size-complex="14pt" style:font-weight-complex="bold"/>
    </style:style>
    <style:style style:name="Nagłówek_20_3_20_Znak" style:display-name="Nagłówek 3 Znak" style:family="text" style:parent-style-name="Default_20_Paragraph_20_Font">
      <style:text-properties fo:color="#000000" style:font-name="Calibri Light" fo:font-weight="bold" style:font-weight-asian="bold" style:font-name-complex="F" style:font-weight-complex="bold"/>
    </style:style>
    <style:style style:name="Nagłówek_20_4_20_Znak" style:display-name="Nagłówek 4 Znak" style:family="text" style:parent-style-name="Default_20_Paragraph_20_Font">
      <style:text-properties fo:color="#000000" style:font-name="Calibri Light" fo:font-style="italic" fo:font-weight="bold" style:font-style-asian="italic" style:font-weight-asian="bold" style:font-name-complex="F" style:font-style-complex="italic" style:font-weight-complex="bold"/>
    </style:style>
    <style:style style:name="Nagłówek_20_5_20_Znak" style:display-name="Nagłówek 5 Znak" style:family="text" style:parent-style-name="Default_20_Paragraph_20_Font">
      <style:text-properties fo:color="#323e4f" style:font-name="Calibri Light" style:font-name-complex="F"/>
    </style:style>
    <style:style style:name="Nagłówek_20_6_20_Znak" style:display-name="Nagłówek 6 Znak" style:family="text" style:parent-style-name="Default_20_Paragraph_20_Font">
      <style:text-properties fo:color="#323e4f" style:font-name="Calibri Light" fo:font-style="italic" style:font-style-asian="italic" style:font-name-complex="F" style:font-style-complex="italic"/>
    </style:style>
    <style:style style:name="Nagłówek_20_7_20_Znak" style:display-name="Nagłówek 7 Znak" style:family="text" style:parent-style-name="Default_20_Paragraph_20_Font">
      <style:text-properties fo:color="#404040" style:font-name="Calibri Light" fo:font-style="italic" style:font-style-asian="italic" style:font-name-complex="F" style:font-style-complex="italic"/>
    </style:style>
    <style:style style:name="Nagłówek_20_8_20_Znak" style:display-name="Nagłówek 8 Znak" style:family="text" style:parent-style-name="Default_20_Paragraph_20_Font">
      <style:text-properties fo:color="#404040" style:font-name="Calibri Light" fo:font-size="10pt" style:font-size-asian="10pt" style:font-name-complex="F" style:font-size-complex="10pt"/>
    </style:style>
    <style:style style:name="Nagłówek_20_9_20_Znak" style:display-name="Nagłówek 9 Znak" style:family="text" style:parent-style-name="Default_20_Paragraph_20_Font">
      <style:text-properties fo:color="#404040" style:font-name="Calibri Light" fo:font-size="10pt" fo:font-style="italic" style:font-size-asian="10pt" style:font-style-asian="italic" style:font-name-complex="F" style:font-size-complex="10pt" style:font-style-complex="italic"/>
    </style:style>
    <style:style style:name="Tytuł_20_Znak" style:display-name="Tytuł Znak" style:family="text" style:parent-style-name="Default_20_Paragraph_20_Font">
      <style:text-properties fo:color="#000000" style:font-name="Calibri Light" fo:font-size="28pt" style:font-size-asian="28pt" style:font-name-complex="F" style:font-size-complex="28pt"/>
    </style:style>
    <style:style style:name="Podtytuł_20_Znak" style:display-name="Podtytuł Znak" style:family="text" style:parent-style-name="Default_20_Paragraph_20_Font">
      <style:text-properties fo:color="#5a5a5a" fo:letter-spacing="0.018cm"/>
    </style:style>
    <style:style style:name="Strong_20_Emphasis" style:display-name="Strong Emphasis" style:family="text" style:parent-style-name="Default_20_Paragraph_20_Font">
      <style:text-properties fo:color="#000000" fo:font-weight="bold" style:font-weight-asian="bold" style:font-weight-complex="bold"/>
    </style:style>
    <style:style style:name="Emphasis" style:family="text" style:parent-style-name="Default_20_Paragraph_20_Font">
      <style:text-properties fo:color="#00000a" fo:font-style="italic" style:font-style-asian="italic" style:font-style-complex="italic"/>
    </style:style>
    <style:style style:name="Cytat_20_Znak" style:display-name="Cytat Znak" style:family="text" style:parent-style-name="Default_20_Paragraph_20_Font">
      <style:text-properties fo:color="#000000" fo:font-style="italic" style:font-style-asian="italic" style:font-style-complex="italic"/>
    </style:style>
    <style:style style:name="Cytat_20_intensywny_20_Znak" style:display-name="Cytat intensywny Znak" style:family="text" style:parent-style-name="Default_20_Paragraph_20_Font">
      <style:text-properties fo:color="#000000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text-transform="uppercase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style:text-underline-style="solid" style:text-underline-width="auto" style:text-underline-color="#000000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normal" style:font-weight-asian="normal" style:font-weight-complex="normal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dzia Hubert</meta:initial-creator>
    <dc:creator>Hubert Rędzia</dc:creator>
    <meta:editing-cycles>4</meta:editing-cycles>
    <meta:creation-date>2019-06-06T14:11:00</meta:creation-date>
    <dc:date>2019-06-14T01:21:05.48</dc:date>
    <meta:editing-duration>PT4H56M25S</meta:editing-duration>
    <meta:generator>OpenOffice/4.1.5$Win32 OpenOffice.org_project/415m1$Build-9789</meta:generator>
    <meta:document-statistic meta:table-count="0" meta:image-count="0" meta:object-count="0" meta:page-count="6" meta:paragraph-count="51" meta:word-count="689" meta:character-count="5013"/>
    <meta:user-defined meta:name="AppVersion">16.0000</meta:user-defined>
    <meta:user-defined meta:name="Company">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